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Glossario" style:family="table">
      <style:table-properties style:width="16.999cm" table:align="margins"/>
    </style:style>
    <style:style style:name="Glossario.A" style:family="table-column">
      <style:table-column-properties style:column-width="4.022cm" style:rel-column-width="15504*"/>
    </style:style>
    <style:style style:name="Glossario.B" style:family="table-column">
      <style:table-column-properties style:column-width="8.149cm" style:rel-column-width="31417*"/>
    </style:style>
    <style:style style:name="Glossario.C" style:family="table-column">
      <style:table-column-properties style:column-width="4.828cm" style:rel-column-width="18614*"/>
    </style:style>
    <style:style style:name="Glossario.1" style:family="table-row">
      <style:table-row-properties style:min-row-height="1.429cm"/>
    </style:style>
    <style:style style:name="Glossario.A1" style:family="table-cell">
      <style:table-cell-properties fo:background-color="transparent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Glossario.B1" style:family="table-cell">
      <style:table-cell-properties fo:padding="0.097cm" fo:border-left="0.018cm solid #000000" fo:border-right="none" fo:border-top="0.018cm solid #000000" fo:border-bottom="0.018cm solid #000000"/>
    </style:style>
    <style:style style:name="Glossario.C1" style:family="table-cell">
      <style:table-cell-properties fo:padding="0.097cm" fo:border="0.018cm solid #000000"/>
    </style:style>
    <style:style style:name="Glossario.A2" style:family="table-cell">
      <style:table-cell-properties fo:padding="0.097cm" fo:border-left="0.018cm solid #000000" fo:border-right="none" fo:border-top="none" fo:border-bottom="0.018cm solid #000000"/>
    </style:style>
    <style:style style:name="Glossario.C2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Text_20_body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able_20_Contents">
      <style:text-properties fo:font-size="18pt" style:font-size-asian="18pt" style:font-size-complex="18pt"/>
    </style:style>
    <style:style style:name="P3" style:family="paragraph" style:parent-style-name="Table_20_Contents">
      <style:text-properties fo:font-size="16pt" style:font-size-asian="16pt" style:font-size-complex="16pt"/>
    </style:style>
    <style:style style:name="P4" style:family="paragraph" style:parent-style-name="Table_20_Contents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<text:s text:c="23"/>GLOSSARIO DEI TERMINI</text:p>
      <text:p text:style-name="P1"/>
      <table:table table:name="Glossario" table:style-name="Glossario">
        <table:table-column table:style-name="Glossario.A"/>
        <table:table-column table:style-name="Glossario.B"/>
        <table:table-column table:style-name="Glossario.C"/>
        <table:table-row table:style-name="Glossario.1">
          <table:table-cell table:style-name="Glossario.A1" office:value-type="string">
            <text:p text:style-name="P2">TERMINE</text:p>
          </table:table-cell>
          <table:table-cell table:style-name="Glossario.B1" office:value-type="string">
            <text:p text:style-name="P2">DESCRIZIONE</text:p>
          </table:table-cell>
          <table:table-cell table:style-name="Glossario.C1" office:value-type="string">
            <text:p text:style-name="P2">SINONIMI</text:p>
          </table:table-cell>
        </table:table-row>
        <table:table-row>
          <table:table-cell table:style-name="Glossario.A2" office:value-type="string">
            <text:p text:style-name="P3">Dipendente</text:p>
          </table:table-cell>
          <table:table-cell table:style-name="Glossario.A2" office:value-type="string">
            <text:p text:style-name="P3">Dipendente di una azienda che usufruisce del servizio navetta messo a disposizione dal sistema.</text:p>
          </table:table-cell>
          <table:table-cell table:style-name="Glossario.C2" office:value-type="string">
            <text:p text:style-name="P3">Lavoratore, Clienti del sistema, Utenti del sistema</text:p>
          </table:table-cell>
        </table:table-row>
        <table:table-row>
          <table:table-cell table:style-name="Glossario.A2" office:value-type="string">
            <text:p text:style-name="P3">Autista</text:p>
          </table:table-cell>
          <table:table-cell table:style-name="Glossario.A2" office:value-type="string">
            <text:p text:style-name="P3">Persona incaricata di guidare il mezzo di trasporto condiviso dai dipendenti delle aziende.</text:p>
          </table:table-cell>
          <table:table-cell table:style-name="Glossario.C2" office:value-type="string">
            <text:p text:style-name="P3">Conducente</text:p>
          </table:table-cell>
        </table:table-row>
        <table:table-row>
          <table:table-cell table:style-name="Glossario.A2" office:value-type="string">
            <text:p text:style-name="P3">Utente generico</text:p>
          </table:table-cell>
          <table:table-cell table:style-name="Glossario.A2" office:value-type="string">
            <text:p text:style-name="P3">Persona che accede al sito web del sistema per <text:s/>raccogliere informazioni o registrarsi al sistema.</text:p>
          </table:table-cell>
          <table:table-cell table:style-name="Glossario.C2" office:value-type="string">
            <text:p text:style-name="P3">Utente anonimo</text:p>
          </table:table-cell>
        </table:table-row>
        <table:table-row>
          <table:table-cell table:style-name="Glossario.A2" office:value-type="string">
            <text:p text:style-name="P3">Indirizzo di residenza</text:p>
          </table:table-cell>
          <table:table-cell table:style-name="Glossario.A2" office:value-type="string">
            <text:p text:style-name="P3">Indica al sistema il luogo dove verranno prelevati dalla navetta i dipendenti registrati al sistema. Corrisponde in genere all'indirizzo di residenza del dipendente ma può essere anche un'indirizzo circostante.</text:p>
          </table:table-cell>
          <table:table-cell table:style-name="Glossario.C2" office:value-type="string">
            <text:p text:style-name="P3">Punto di raccolta, Fermata</text:p>
          </table:table-cell>
        </table:table-row>
        <table:table-row>
          <table:table-cell table:style-name="Glossario.A2" office:value-type="string">
            <text:p text:style-name="P3">Navetta</text:p>
          </table:table-cell>
          <table:table-cell table:style-name="Glossario.A2" office:value-type="string">
            <text:p text:style-name="P3">Mezzo di trasporto attraverso il quale viene erogato il servizio di trasporto dei dipendenti alle loro relative aziende</text:p>
          </table:table-cell>
          <table:table-cell table:style-name="Glossario.C2" office:value-type="string">
            <text:p text:style-name="P3">Bus, Pullman, Pulmino</text:p>
          </table:table-cell>
        </table:table-row>
        <table:table-row>
          <table:table-cell table:style-name="Glossario.A2" office:value-type="string">
            <text:p text:style-name="P3">Azienda </text:p>
          </table:table-cell>
          <table:table-cell table:style-name="Glossario.A2" office:value-type="string">
            <text:p text:style-name="P3">Azienda partner che ha deciso di appoggiare l'iniziativa del sistema, rappresenta la destinazione finale del tragitto </text:p>
          </table:table-cell>
          <table:table-cell table:style-name="Glossario.C2" office:value-type="string">
            <text:p text:style-name="P3">Destinazione finale, Meta, Luogo di lavoro</text:p>
          </table:table-cell>
        </table:table-row>
        <table:table-row>
          <table:table-cell table:style-name="Glossario.A2" office:value-type="string">
            <text:p text:style-name="P3">Tragitto</text:p>
          </table:table-cell>
          <table:table-cell table:style-name="Glossario.A2" office:value-type="string">
            <text:p text:style-name="P3">Il percorso dinamico effettuato dalla navetta. <text:s/>Viene quotidianamente aggiornato dal sistema in base alla presenzao o assenza dei dipendenti.</text:p>
          </table:table-cell>
          <table:table-cell table:style-name="Glossario.C2" office:value-type="string">
            <text:p text:style-name="P3">Percorso, Viaggio</text:p>
          </table:table-cell>
        </table:table-row>
        <text:soft-page-break/>
        <table:table-row>
          <table:table-cell table:style-name="Glossario.A2" office:value-type="string">
            <text:p text:style-name="P3">Abbonamento</text:p>
          </table:table-cell>
          <table:table-cell table:style-name="Glossario.A2" office:value-type="string">
            <text:p text:style-name="P3">Oggetto del sistema che concede al dipendente un periodo determinato di abilitazione al servizio</text:p>
          </table:table-cell>
          <table:table-cell table:style-name="Glossario.C2" office:value-type="string">
            <text:p text:style-name="P3"/>
          </table:table-cell>
        </table:table-row>
        <table:table-row>
          <table:table-cell table:style-name="Glossario.A2" office:value-type="string">
            <text:p text:style-name="P3">Biglietto</text:p>
          </table:table-cell>
          <table:table-cell table:style-name="Glossario.A2" office:value-type="string">
            <text:p text:style-name="P3">Oggetto del sistema che concede al dipendente un giorno di abilitazione al servizio</text:p>
          </table:table-cell>
          <table:table-cell table:style-name="Glossario.C2" office:value-type="string">
            <text:p text:style-name="P3">Ticket</text:p>
          </table:table-cell>
        </table:table-row>
        <table:table-row>
          <table:table-cell table:style-name="Glossario.A2" office:value-type="string">
            <text:p text:style-name="P3">Amministratore</text:p>
          </table:table-cell>
          <table:table-cell table:style-name="Glossario.A2" office:value-type="string">
            <text:p text:style-name="P3">Persona in grado di caricare dati nel sistema e apportarne modifiche senza causare malfunzionamenti</text:p>
          </table:table-cell>
          <table:table-cell table:style-name="Glossario.C2" office:value-type="string">
            <text:p text:style-name="P3">Admin</text:p>
          </table:table-cell>
        </table:table-row>
        <table:table-row>
          <table:table-cell table:style-name="Glossario.A2" office:value-type="string">
            <text:p text:style-name="P3">Assenza </text:p>
          </table:table-cell>
          <table:table-cell table:style-name="Glossario.A2" office:value-type="string">
            <text:p text:style-name="P3">Il dipendente registrato deve comunicare al sistema la sua assenza altrimenti incorre in una penalità.</text:p>
          </table:table-cell>
          <table:table-cell table:style-name="Glossario.C2" office:value-type="string">
            <text:p text:style-name="P3"/>
          </table:table-cell>
        </table:table-row>
        <table:table-row>
          <table:table-cell table:style-name="Glossario.A2" office:value-type="string">
            <text:p text:style-name="P3">Interfaccia web</text:p>
          </table:table-cell>
          <table:table-cell table:style-name="Glossario.A2" office:value-type="string">
            <text:p text:style-name="P3">Dominio web dal quale è possibile per gli utenti generici,dipendenti e autisti interagire in tutti gli aspetti con il sistema.</text:p>
          </table:table-cell>
          <table:table-cell table:style-name="Glossario.C2" office:value-type="string">
            <text:p text:style-name="Table_20_Contents"/>
          </table:table-cell>
        </table:table-row>
        <table:table-row>
          <table:table-cell table:style-name="Glossario.A2" office:value-type="string">
            <text:p text:style-name="P3">Mappa autista</text:p>
          </table:table-cell>
          <table:table-cell table:style-name="Glossario.A2" office:value-type="string">
            <text:p text:style-name="P3">Mappa real-time nella quale è possibile per l'autista vedere il tragitto che deve effettuare.</text:p>
          </table:table-cell>
          <table:table-cell table:style-name="Glossario.C2" office:value-type="string">
            <text:p text:style-name="Table_20_Contents"/>
          </table:table-cell>
        </table:table-row>
        <table:table-row>
          <table:table-cell table:style-name="Glossario.A2" office:value-type="string">
            <text:p text:style-name="P3">Mappa dipendente</text:p>
          </table:table-cell>
          <table:table-cell table:style-name="Glossario.A2" office:value-type="string">
            <text:p text:style-name="P3">Mappa real-time che mostra la posizione della navetta.</text:p>
          </table:table-cell>
          <table:table-cell table:style-name="Glossario.C2" office:value-type="string">
            <text:p text:style-name="Table_20_Contents"/>
          </table:table-cell>
        </table:table-row>
        <table:table-row>
          <table:table-cell table:style-name="Glossario.A2" office:value-type="string">
            <text:p text:style-name="P3">Profilo autista</text:p>
          </table:table-cell>
          <table:table-cell table:style-name="Glossario.A2" office:value-type="string">
            <text:p text:style-name="P3">Pagina web che ricapitola tutte le informazioni di base per l'autista. </text:p>
          </table:table-cell>
          <table:table-cell table:style-name="Glossario.C2" office:value-type="string">
            <text:p text:style-name="Table_20_Contents"/>
          </table:table-cell>
        </table:table-row>
        <table:table-row>
          <table:table-cell table:style-name="Glossario.A2" office:value-type="string">
            <text:p text:style-name="P3">Profilo dipendente</text:p>
          </table:table-cell>
          <table:table-cell table:style-name="Glossario.A2" office:value-type="string">
            <text:p text:style-name="P3">Pagina web che riepiloga tutte le informazioni di base per il dipendente.</text:p>
          </table:table-cell>
          <table:table-cell table:style-name="Glossario.C2" office:value-type="string">
            <text:p text:style-name="Table_20_Contents"/>
          </table:table-cell>
        </table:table-row>
        <table:table-row>
          <table:table-cell table:style-name="Glossario.A2" office:value-type="string">
            <text:p text:style-name="P3">Registrazione online</text:p>
          </table:table-cell>
          <table:table-cell table:style-name="Glossario.A2" office:value-type="string">
            <text:p text:style-name="P3">L'utente generico è in grado di registrarsi riempendo correttamente i form di una pagina web dedicata. Può scegliere la registrazione autista o dipendente.</text:p>
          </table:table-cell>
          <table:table-cell table:style-name="Glossario.C2" office:value-type="string">
            <text:p text:style-name="Table_20_Contents"/>
          </table:table-cell>
        </table:table-row>
        <table:table-row>
          <table:table-cell table:style-name="Glossario.A2" office:value-type="string">
            <text:p text:style-name="Table_20_Contents"/>
          </table:table-cell>
          <table:table-cell table:style-name="Glossario.A2" office:value-type="string">
            <text:p text:style-name="Table_20_Contents"/>
          </table:table-cell>
          <table:table-cell table:style-name="Glossario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6M20S</meta:editing-duration>
    <meta:editing-cycles>14</meta:editing-cycles>
    <meta:generator>OpenOffice/4.0.1$Win32 OpenOffice.org_project/401m5$Build-9714</meta:generator>
    <dc:date>2014-12-09T11:27:23.68</dc:date>
    <dc:creator>Martin Cimmino</dc:creator>
    <meta:document-statistic meta:table-count="1" meta:image-count="0" meta:object-count="0" meta:page-count="2" meta:paragraph-count="47" meta:word-count="327" meta:character-count="2302"/>
    <meta:user-defined meta:name="Info 1"/>
    <meta:user-defined meta:name="Info 2"/>
    <meta:user-defined meta:name="Info 3"/>
    <meta:user-defined meta:name="Info 4"/>
  </office:meta>
</office:document-meta>
</file>